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7.811cm"/>
    </style:style>
    <style:style style:name="co3" style:family="table-column">
      <style:table-column-properties fo:break-before="auto" style:column-width="17.956cm"/>
    </style:style>
    <style:style style:name="co4" style:family="table-column">
      <style:table-column-properties fo:break-before="auto" style:column-width="5.689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style>
    <style:style style:name="ce3" style:family="table-cell" style:parent-style-name="Default">
      <style:table-cell-properties fo:wrap-option="wrap"/>
      <style:text-properties style:font-name-asian="Microsoft YaHei" style:font-name-complex="Arial"/>
    </style:style>
  </office:automatic-styles>
  <office:body>
    <office:spreadsheet>
      <table:calculation-settings table:automatic-find-labels="false" table:use-regular-expressions="false" table:use-wildcards="true"/>
      <table:table table:name="resultatScraping6Rezum_500mot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60" table:default-cell-style-name="ce2"/>
        <table:table-row table:style-name="ro1">
          <table:table-cell/>
          <table:table-cell office:value-type="string" calcext:value-type="string">
            <text:p>inputFr</text:p>
          </table:table-cell>
          <table:table-cell office:value-type="string" calcext:value-type="string">
            <text:p>TextFr</text:p>
          </table:table-cell>
          <table:table-cell table:style-name="ce3" office:value-type="string" calcext:value-type="string">
            <text:p>valable ?</text:p>
          </table:table-cell>
          <table:table-cell table:number-columns-repeated="60"/>
        </table:table-row>
        <table:table-row table:style-name="ro2">
          <table:table-cell office:value-type="float" office:value="0" calcext:value-type="float">
            <text:p>0</text:p>
          </table:table-cell>
          <table:table-cell office:value-type="string" calcext:value-type="string">
            <text:p>This cereal is likely to change the world!</text:p>
          </table:table-cell>
          <table:table-cell office:value-type="string" calcext:value-type="string">
            <text:p>les céréales sont susceptibles de changer le monde! Je ne sais pas, mais le fait que c'est une boisson protéinée n'est pas vraiment pertinent pour les céréales.</text:p>
          </table:table-cell>
          <table:table-cell office:value-type="string" calcext:value-type="string">
            <text:p>je ne sais pas </text:p>
          </table:table-cell>
          <table:table-cell table:number-columns-repeated="60"/>
        </table:table-row>
        <table:table-row table:style-name="ro3">
          <table:table-cell office:value-type="float" office:value="1" calcext:value-type="float">
            <text:p>1</text:p>
          </table:table-cell>
          <table:table-cell office:value-type="string" calcext:value-type="string">
            <text:p>The inexorable melting of the pack ice the disappearance of bears</text:p>
          </table:table-cell>
          <table:table-cell office:value-type="string" calcext:value-type="string">
            <text:p>Le dernier âge glaciaire s'est produit il y a entre 1 et 2 000 ans, à peu près au moment où le climat a commencé à se réchauffer. De nombreuses régions étaient encore entre le milieu et la fin du 20e siècle, avec beaucoup de glace dans cette région, malgré les points chauds des derniers siècles, la région était encore à très basses températures. les températures de surface mondiales (TCT) étaient bien inférieures à ce que l'enregistrement original montrait. Au cours de l'ère glaciaire de l'Arctique (AIC), le total</text:p>
          </table:table-cell>
          <table:table-cell office:value-type="string" calcext:value-type="string">
            <text:p>oui</text:p>
          </table:table-cell>
          <table:table-cell table:number-columns-repeated="60"/>
        </table:table-row>
        <table:table-row table:style-name="ro4">
          <table:table-cell office:value-type="float" office:value="2" calcext:value-type="float">
            <text:p>2</text:p>
          </table:table-cell>
          <table:table-cell office:value-type="string" calcext:value-type="string">
            <text:p>We will never repeat enough than the seas and the</text:p>
          </table:table-cell>
          <table:table-cell office:value-type="string" calcext:value-type="string">
            <text:p>que Dieu est infini ; que le monde est éternel.6. Que la sagesse humaine est le résultat des lois naturelles de la nature. afin que nous soyons libres et que nous ne soyons pas sujets au jugement.13 afin que nous puissions choisir notre propre vie.14 afin que nous puissions voir, goûter et faire l'expérience de toutes choses, tant bien que mal.18.</text:p>
          </table:table-cell>
          <table:table-cell office:value-type="string" calcext:value-type="string">
            <text:p>non</text:p>
          </table:table-cell>
          <table:table-cell table:number-columns-repeated="60"/>
        </table:table-row>
        <table:table-row table:style-name="ro5">
          <table:table-cell office:value-type="float" office:value="3" calcext:value-type="float">
            <text:p>3</text:p>
          </table:table-cell>
          <table:table-cell office:value-type="string" calcext:value-type="string">
            <text:p>What is the impact on aquatic ecosystems and health?</text:p>
          </table:table-cell>
          <table:table-cell office:value-type="string" calcext:value-type="string">
            <text:p>Les systèmes aquatiques ont tendance à avoir une certaine surface par jour (c.-à-d. leur surface moyenne est de plus de 12 millions de pieds carrés) les chercheurs pourraient comparer la qualité de l'eau entre différents habitats pour avoir une idée des différentes conditions de l'écosystème.</text:p>
          </table:table-cell>
          <table:table-cell office:value-type="string" calcext:value-type="string">
            <text:p>oui</text:p>
          </table:table-cell>
          <table:table-cell table:number-columns-repeated="60"/>
        </table:table-row>
        <table:table-row table:style-name="ro2">
          <table:table-cell office:value-type="float" office:value="4" calcext:value-type="float">
            <text:p>4</text:p>
          </table:table-cell>
          <table:table-cell office:value-type="string" calcext:value-type="string">
            <text:p>The Nuclear Safety Authority opens a consultation on the</text:p>
          </table:table-cell>
          <table:table-cell office:value-type="string" calcext:value-type="string">
            <text:p>l'autorité de sûreté nucléaire ouvre une consultation sur l'utilisation du thorium dans les aéronefs à des fins de sûreté et soumettra d'autres rapports au gouvernement britannique.</text:p>
          </table:table-cell>
          <table:table-cell office:value-type="string" calcext:value-type="string">
            <text:p>oui</text:p>
          </table:table-cell>
          <table:table-cell table:number-columns-repeated="60"/>
        </table:table-row>
        <table:table-row table:style-name="ro2">
          <table:table-cell office:value-type="float" office:value="5" calcext:value-type="float">
            <text:p>5</text:p>
          </table:table-cell>
          <table:table-cell office:value-type="string" calcext:value-type="string">
            <text:p>On 1 December the French Office for Biodiversity launched</text:p>
          </table:table-cell>
          <table:table-cell office:value-type="string" calcext:value-type="string">
            <text:p>Le 1er décembre, l'Office français de la biodiversité a lancé le Fonds mondial pour aider les pays en développement à répondre à leurs besoins mondiaux en matière de sécurité alimentaire.</text:p>
          </table:table-cell>
          <table:table-cell office:value-type="string" calcext:value-type="string">
            <text:p>oui</text:p>
          </table:table-cell>
          <table:table-cell table:number-columns-repeated="60"/>
        </table:table-row>
        <table:table-row table:style-name="ro4">
          <table:table-cell office:value-type="float" office:value="6" calcext:value-type="float">
            <text:p>6</text:p>
          </table:table-cell>
          <table:table-cell office:value-type="string" calcext:value-type="string">
            <text:p>The project to create a regional express network RERV bike</text:p>
          </table:table-cell>
          <table:table-cell office:value-type="string" calcext:value-type="string">
            <text:p>le projet de création d'un réseau régional express RERV vélo share est prévu pour être terminé dans le mois prochain. Cela soulève la question de savoir si le développement pourrait se faire en construisant dans la capitale de la Chine - le gouvernement a dit que l'idée est pour «un réseau de transport régional qui comprend plusieurs lignes d'autobus, de train et de ferry».</text:p>
          </table:table-cell>
          <table:table-cell office:value-type="string" calcext:value-type="string">
            <text:p>oui : mais elle ne parle pas de l’env</text:p>
          </table:table-cell>
          <table:table-cell table:number-columns-repeated="60"/>
        </table:table-row>
        <table:table-row table:style-name="ro6">
          <table:table-cell office:value-type="float" office:value="7" calcext:value-type="float">
            <text:p>7</text:p>
          </table:table-cell>
          <table:table-cell office:value-type="string" calcext:value-type="string">
            <text:p>The Government has just set up a centre for</text:p>
          </table:table-cell>
          <table:table-cell office:value-type="string" calcext:value-type="string">
            <text:p>le gouvernement vient de mettre en place un centre permettant aux personnes d'enregistrer leurs préférences sur le système de demande. Cela signifie que les personnes qui s'inquiètent de la façon dont leurs préférences personnelles seront communiquées peuvent contacter leur médecin généraliste, leur avocat et un conseiller expert en leur nom. Nous sommes fiers de voir nos patients et leurs familles recevoir ce soutien, et de veiller à ce que cela se fasse maintenant correctement. le nouveau système a été introduit pour aider les patients, la famille et les amis qui veulent prendre leurs décisions</text:p>
          </table:table-cell>
          <table:table-cell office:value-type="string" calcext:value-type="string">
            <text:p>oui</text:p>
          </table:table-cell>
          <table:table-cell table:number-columns-repeated="60"/>
        </table:table-row>
        <table:table-row table:style-name="ro4">
          <table:table-cell office:value-type="float" office:value="8" calcext:value-type="float">
            <text:p>8</text:p>
          </table:table-cell>
          <table:table-cell office:value-type="string" calcext:value-type="string">
            <text:p>Production levels of fossil fuels coal oil gas</text:p>
          </table:table-cell>
          <table:table-cell office:value-type="string" calcext:value-type="string">
            <text:p>la définition d'un «étranger» comprend toute personne qui a été reconnue comme étant une personne étrangère conformément aux règlements en vertu du paragraphe (1). la personne n'est pas un employé du gouvernement ou est autrement qualifiée pour être reconnue en vertu du présent article, ou b) peut être identifiée comme faisant l'objet de l'alinéa 1) relativement à son travail actuel, et (B) est réputée être un particulier.</text:p>
          </table:table-cell>
          <table:table-cell office:value-type="string" calcext:value-type="string">
            <text:p>non</text:p>
          </table:table-cell>
          <table:table-cell table:number-columns-repeated="60"/>
        </table:table-row>
        <table:table-row table:style-name="ro2">
          <table:table-cell office:value-type="float" office:value="9" calcext:value-type="float">
            <text:p>9</text:p>
          </table:table-cell>
          <table:table-cell office:value-type="string" calcext:value-type="string">
            <text:p>Whatever the climatosceptics say, global warming is a reality</text:p>
          </table:table-cell>
          <table:table-cell office:value-type="string" calcext:value-type="string">
            <text:p>Les climatosceptiques disent que le réchauffement climatique est une réalité et non un fantasme. Ce n'est pas un fantasme, ou un canular perpétré par un groupe ou un autre, et ils doivent se tromper.</text:p>
          </table:table-cell>
          <table:table-cell office:value-type="string" calcext:value-type="string">
            <text:p>oui</text:p>
          </table:table-cell>
          <table:table-cell table:number-columns-repeated="60"/>
        </table:table-row>
        <table:table-row table:style-name="ro3">
          <table:table-cell office:value-type="float" office:value="10" calcext:value-type="float">
            <text:p>10</text:p>
          </table:table-cell>
          <table:table-cell office:value-type="string" calcext:value-type="string">
            <text:p>While glut hunting has been banned</text:p>
          </table:table-cell>
          <table:table-cell office:value-type="string" calcext:value-type="string">
            <text:p>La chasse au museau est interdite dans un certain nombre d'États depuis plusieurs années. mais il n'est pas rare pour les chasseurs de chasser leurs proies dans les prairies qui sont déjà riches en protéines de prédateurs naturels. Cette année sera un problème encore plus important dans ce cas, avec 100 millions de chasseurs supplémentaires en Amérique du Nord. La raison la plus courante pour laquelle les chasseurs de prairies continuent de tirer sur leurs animaux est parce qu'ils pensent que l'espèce est unique.</text:p>
          </table:table-cell>
          <table:table-cell office:value-type="string" calcext:value-type="string">
            <text:p>oui</text:p>
          </table:table-cell>
          <table:table-cell table:number-columns-repeated="60"/>
        </table:table-row>
        <table:table-row table:style-name="ro4">
          <table:table-cell office:value-type="float" office:value="11" calcext:value-type="float">
            <text:p>11</text:p>
          </table:table-cell>
          <table:table-cell office:value-type="string" calcext:value-type="string">
            <text:p>The presence of a Christmas tree in the house</text:p>
          </table:table-cell>
          <table:table-cell office:value-type="string" calcext:value-type="string">
            <text:p>la présence d'un arbre de Noël devant la maison ou dans le jardin au-dessus ou au-dessous de la maison peut souvent servir de représentation symbolique de la mesure dans laquelle les vacances ont affecté la communauté locale. Nous pouvons tous nous y rapporter et penser au fait que nous avons ce beau monde et que nous voulons tout dépenser le jour de Noël, pas seulement avec les enfants.</text:p>
          </table:table-cell>
          <table:table-cell office:value-type="string" calcext:value-type="string">
            <text:p>oui</text:p>
          </table:table-cell>
          <table:table-cell table:number-columns-repeated="60"/>
        </table:table-row>
        <table:table-row table:style-name="ro5">
          <table:table-cell office:value-type="float" office:value="12" calcext:value-type="float">
            <text:p>12</text:p>
          </table:table-cell>
          <table:table-cell office:value-type="string" calcext:value-type="string">
            <text:p>Air pollution remains the leading cause of death</text:p>
          </table:table-cell>
          <table:table-cell office:value-type="string" calcext:value-type="string">
            <text:p>le nombre de décès dus à la pollution atmosphérique aux Philippines a augmenté de 8,9 millions. Parmi les personnes décédées, environ 6,8 millions provenaient du cancer du poumon et un pourcentage plus élevé que celui qui a été signalé pour la période 2014-2015.</text:p>
          </table:table-cell>
          <table:table-cell office:value-type="string" calcext:value-type="string">
            <text:p>oui</text:p>
          </table:table-cell>
          <table:table-cell table:number-columns-repeated="60"/>
        </table:table-row>
        <table:table-row table:style-name="ro4">
          <table:table-cell office:value-type="float" office:value="13" calcext:value-type="float">
            <text:p>13</text:p>
          </table:table-cell>
          <table:table-cell office:value-type="string" calcext:value-type="string">
            <text:p>N2O Nitrogen Protoxide Emissions A Powerful Gas</text:p>
          </table:table-cell>
          <table:table-cell office:value-type="string" calcext:value-type="string">
            <text:p>les poumons des jeunes adultes qui ont développé l'asthme nécessitent l'utilisation d'un tube respiratoire pour réguler le taux de change d'oxygène et prévenir les dommages au système respiratoire et au système cardiovasculaire. la quantité de dioxyde de carbone émise par l'air doit être contrôlée, et la capacité du cerveau à respirer s'arrête, causant une plus grande pollution de l'air.</text:p>
          </table:table-cell>
          <table:table-cell office:value-type="string" calcext:value-type="string">
            <text:p>oui</text:p>
          </table:table-cell>
          <table:table-cell table:number-columns-repeated="60"/>
        </table:table-row>
        <table:table-row table:style-name="ro5">
          <table:table-cell office:value-type="float" office:value="14" calcext:value-type="float">
            <text:p>14</text:p>
          </table:table-cell>
          <table:table-cell office:value-type="string" calcext:value-type="string">
            <text:p>We knew that the highest peaks of our planet</text:p>
          </table:table-cell>
          <table:table-cell office:value-type="string" calcext:value-type="string">
            <text:p>L'étude de l'astéroïde a révélé une altitude élevée d'un million de kilomètres au - dessus de la terre. Il n'est pas possible que le système de bas niveau comme celui-ci soit stable, parce qu'il y a différents systèmes, mais il y aura encore des niveaux élevés, selon les scientifiques de l'équipe.</text:p>
          </table:table-cell>
          <table:table-cell office:value-type="string" calcext:value-type="string">
            <text:p>oui</text:p>
          </table:table-cell>
          <table:table-cell table:number-columns-repeated="60"/>
        </table:table-row>
        <table:table-row table:style-name="ro4">
          <table:table-cell office:value-type="float" office:value="15" calcext:value-type="float">
            <text:p>15</text:p>
          </table:table-cell>
          <table:table-cell office:value-type="string" calcext:value-type="string">
            <text:p>In the industrialized countries the green revolution of the 1960s</text:p>
          </table:table-cell>
          <table:table-cell office:value-type="string" calcext:value-type="string">
            <text:p>La révolution verte des années 60 nous a amenés à un endroit où nous pouvons prendre le contrôle de notre propre avenir. Nous devons comprendre cela et réaliser l'avenir, dit Daniel Mcdonalds, qui soutient le communisme et les communistes dans les pays développés. Il dit que la question qui doit être abordée n'est pas seulement économique, mais aussi politique.</text:p>
          </table:table-cell>
          <table:table-cell office:value-type="string" calcext:value-type="string">
            <text:p>oui</text:p>
          </table:table-cell>
          <table:table-cell table:number-columns-repeated="60"/>
        </table:table-row>
        <table:table-row table:style-name="ro5">
          <table:table-cell office:value-type="float" office:value="16" calcext:value-type="float">
            <text:p>16</text:p>
          </table:table-cell>
          <table:table-cell office:value-type="string" calcext:value-type="string">
            <text:p>During these periods of containment of too many animals of</text:p>
          </table:table-cell>
          <table:table-cell office:value-type="string" calcext:value-type="string">
            <text:p>Il pourrait y avoir une quantité énorme d'animaux qui meurent, ou qui meurent de faim. si nous pouvons entrer dans le genre d'endroit où ces animaux ne souffrent pas du tout, il pourrait être utile d'envisager d'utiliser d'autres ressources.</text:p>
          </table:table-cell>
          <table:table-cell office:value-type="string" calcext:value-type="string">
            <text:p>je ne sais pas </text:p>
          </table:table-cell>
          <table:table-cell table:number-columns-repeated="60"/>
        </table:table-row>
        <table:table-row table:style-name="ro4">
          <table:table-cell office:value-type="float" office:value="17" calcext:value-type="float">
            <text:p>17</text:p>
          </table:table-cell>
          <table:table-cell office:value-type="string" calcext:value-type="string">
            <text:p>According to the new definition of the designation of a planet</text:p>
          </table:table-cell>
          <table:table-cell office:value-type="string" calcext:value-type="string">
            <text:p>la nouvelle définition de «l'eau» signifie que même si une planète ou ses membres étaient considérés comme de l'eau au début du XXIe siècle, elle pourrait encore l'avoir. De nos jours, les niveaux d'eau ne sont pas nécessairement trop élevés par rapport à ceux de l'océan, mais plutôt pour que les humains puissent continuer à consommer de l'eau dans un environnement sûr. le gouvernement et l'industrie doivent décider si elle doit aller à</text:p>
          </table:table-cell>
          <table:table-cell office:value-type="string" calcext:value-type="string">
            <text:p>non</text:p>
          </table:table-cell>
          <table:table-cell table:number-columns-repeated="60"/>
        </table:table-row>
        <table:table-row table:style-name="ro4">
          <table:table-cell office:value-type="float" office:value="18" calcext:value-type="float">
            <text:p>18</text:p>
          </table:table-cell>
          <table:table-cell office:value-type="string" calcext:value-type="string">
            <text:p>Even if we were able to stop all our emissions of</text:p>
          </table:table-cell>
          <table:table-cell office:value-type="string" calcext:value-type="string">
            <text:p>L'alternative est de tourner le dos à la politique des combustibles fossiles. si nous voulons avoir une discussion honnête sur le changement climatique, alors nous devons prendre cette question au sérieux. Certains sont encore sceptiques quant à tous les efforts visant à réduire les émissions de gaz à effet de serre, comme nous l'avons fait avec le Plan d'énergie propre.</text:p>
          </table:table-cell>
          <table:table-cell office:value-type="string" calcext:value-type="string">
            <text:p>oui</text:p>
          </table:table-cell>
          <table:table-cell table:number-columns-repeated="60"/>
        </table:table-row>
        <table:table-row table:style-name="ro3">
          <table:table-cell office:value-type="float" office:value="19" calcext:value-type="float">
            <text:p>19</text:p>
          </table:table-cell>
          <table:table-cell office:value-type="string" calcext:value-type="string">
            <text:p>Every year the archipelago of Mayotte sees a few hundred turtles</text:p>
          </table:table-cell>
          <table:table-cell office:value-type="string" calcext:value-type="string">
            <text:p>l'archipel de Mayotte voit quelques centaines de tortues qui se nourrissent de concombre de mer. Mais quand l'eau commence à se dégager, son nombre augmente et un plus grand nombre d'espèces de tortues entrent - mais pas avant qu'elles perdent leur capacité de nager ou de se reproduire. il y a plus de 70 espèces dans le Pacifique maintenant, mais seulement environ 10 sont comptés pour 100 tortues, les nombres sont en baisse, et maintenant que le nombre a augmenté, il sera inférieur à</text:p>
          </table:table-cell>
          <table:table-cell office:value-type="string" calcext:value-type="string">
            <text:p>oui</text:p>
          </table:table-cell>
          <table:table-cell table:number-columns-repeated="60"/>
        </table:table-row>
        <table:table-row table:style-name="ro4">
          <table:table-cell office:value-type="float" office:value="20" calcext:value-type="float">
            <text:p>20</text:p>
          </table:table-cell>
          <table:table-cell office:value-type="string" calcext:value-type="string">
            <text:p>The largest continental rift in the world the system of</text:p>
          </table:table-cell>
          <table:table-cell office:value-type="string" calcext:value-type="string">
            <text:p>le plus grand fossé continental dans le monde le système des pôles Nord et Sud est beaucoup plus grand que la plupart. il a deux étapes principales: la première est dans la moitié inférieure et la partie supérieure où le magma intérieur n'est pas très fort, mais la partie inférieure est plus froide que dans une partie inférieure de celui-ci. Si le nord-sud-ouest avait environ 2,5 millions d'années, c'était beaucoup plus frais.</text:p>
          </table:table-cell>
          <table:table-cell office:value-type="string" calcext:value-type="string">
            <text:p>je ne sais pas </text:p>
          </table:table-cell>
          <table:table-cell table:number-columns-repeated="60"/>
        </table:table-row>
        <table:table-row table:style-name="ro3">
          <table:table-cell office:value-type="float" office:value="21" calcext:value-type="float">
            <text:p>21</text:p>
          </table:table-cell>
          <table:table-cell office:value-type="string" calcext:value-type="string">
            <text:p>Current global warming exacerbates the erosion of the coastline, which</text:p>
          </table:table-cell>
          <table:table-cell office:value-type="string" calcext:value-type="string">
            <text:p>Nous avons déjà affaire à un événement potentiellement catastrophique qui brasse partout sur la planète depuis des décennies maintenant. si le changement climatique provoque davantage d'inondations dans les zones côtières, les pénuries d'eau pourraient commencer à se produire, et comme elles le font, ceux qui perdent leur emploi perdront la possibilité de vivre et de manger sainement. quand il s'agit de la crise de l'eau de notre planète, nous ne pouvons pas ignorer le fait que comme nous vivons plus longtemps et plus en santé, il est important pour nous</text:p>
          </table:table-cell>
          <table:table-cell office:value-type="string" calcext:value-type="string">
            <text:p>non</text:p>
          </table:table-cell>
          <table:table-cell table:number-columns-repeated="60"/>
        </table:table-row>
        <table:table-row table:style-name="ro4">
          <table:table-cell office:value-type="float" office:value="22" calcext:value-type="float">
            <text:p>22</text:p>
          </table:table-cell>
          <table:table-cell office:value-type="string" calcext:value-type="string">
            <text:p>Little by little the flat worms conquered new territories</text:p>
          </table:table-cell>
          <table:table-cell office:value-type="string" calcext:value-type="string">
            <text:p>les premiers habitants du monde furent amenés dans la ville, et ils apportèrent leurs enfants et leurs jeunes filles. Ils n'ont trouvé d'autre moyen de vivre qu'en mangeant, en buvant et en adorant les dieux, car ils avaient apporté tout cela à Dieu leurs armées célestes. si les morts étaient mangés par les vivants, ils étaient transportés dans leurs sépulcres et dans leurs sépulcres.</text:p>
          </table:table-cell>
          <table:table-cell office:value-type="string" calcext:value-type="string">
            <text:p>non</text:p>
          </table:table-cell>
          <table:table-cell table:number-columns-repeated="60"/>
        </table:table-row>
        <table:table-row table:style-name="ro2">
          <table:table-cell office:value-type="float" office:value="23" calcext:value-type="float">
            <text:p>23</text:p>
          </table:table-cell>
          <table:table-cell office:value-type="string" calcext:value-type="string">
            <text:p>Instead of decreasing at source their emissions of</text:p>
          </table:table-cell>
          <table:table-cell office:value-type="string" calcext:value-type="string">
            <text:p>Au lieu de diminuer à la source leurs émissions de dioxyde de carbone, nous pouvons justifier l'utilisation de technologies de captage et de stockage du carbone moins coûteuses et plus efficaces.</text:p>
          </table:table-cell>
          <table:table-cell office:value-type="string" calcext:value-type="string">
            <text:p>non</text:p>
          </table:table-cell>
          <table:table-cell table:number-columns-repeated="60"/>
        </table:table-row>
        <table:table-row table:style-name="ro4">
          <table:table-cell office:value-type="float" office:value="24" calcext:value-type="float">
            <text:p>24</text:p>
          </table:table-cell>
          <table:table-cell office:value-type="string" calcext:value-type="string">
            <text:p>Light pollution definition It is referred to as light pollution or light pollution.</text:p>
          </table:table-cell>
          <table:table-cell office:value-type="string" calcext:value-type="string">
            <text:p>la pollution lumineuse signifie que la sensibilité de votre peau à la lumière a été compromise. le soleil réfléchit de nouveau la lumière du soleil dans la peau, ce qui provoque plus de rayons dans la peau et réduit ainsi la quantité de lumière produite par le soleil. si vous avez des brûlures de soleil ou si vous avez un état cutané où il contient un certain type de protéine, il peut apparaître comme polluant léger.</text:p>
          </table:table-cell>
          <table:table-cell office:value-type="string" calcext:value-type="string">
            <text:p>oui</text:p>
          </table:table-cell>
          <table:table-cell table:number-columns-repeated="60"/>
        </table:table-row>
        <table:table-row table:style-name="ro5">
          <table:table-cell office:value-type="float" office:value="25" calcext:value-type="float">
            <text:p>25</text:p>
          </table:table-cell>
          <table:table-cell office:value-type="string" calcext:value-type="string">
            <text:p>This Sunday the government has just granted an exemption to hunters</text:p>
          </table:table-cell>
          <table:table-cell office:value-type="string" calcext:value-type="string">
            <text:p>ce dimanche, le gouvernement a accordé une exemption aux chasseurs de la chasse aux rapaces afin de vendre les espèces d'oiseaux restantes. si vous avez une histoire à ajouter, veuillez commenter ci-dessous ou m'envoyer un e-mail: [email protected]</text:p>
          </table:table-cell>
          <table:table-cell office:value-type="string" calcext:value-type="string">
            <text:p>non</text:p>
          </table:table-cell>
          <table:table-cell table:number-columns-repeated="60"/>
        </table:table-row>
        <table:table-row table:style-name="ro5">
          <table:table-cell office:value-type="float" office:value="26" calcext:value-type="float">
            <text:p>26</text:p>
          </table:table-cell>
          <table:table-cell office:value-type="string" calcext:value-type="string">
            <text:p>According to the first comprehensive global assessment of degradation and</text:p>
          </table:table-cell>
          <table:table-cell office:value-type="string" calcext:value-type="string">
            <text:p>la première évaluation globale globale de la dégradation a recommandé que chaque pays prenne des mesures pour lutter contre le réchauffement climatique. Il devrait s'agir d'une recommandation forte, en particulier pour les pays dont les pays ont déjà pris des mesures en matière de changement climatique, comme la Chine et la Russie.</text:p>
          </table:table-cell>
          <table:table-cell office:value-type="string" calcext:value-type="string">
            <text:p>non</text:p>
          </table:table-cell>
          <table:table-cell table:number-columns-repeated="60"/>
        </table:table-row>
        <table:table-row table:style-name="ro1" table:number-rows-repeated="1048547">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7">00/00/0000</text:date>, <text:time style:data-style-name="N2" text:time-value="09:19:12.8270308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07T09:19:40.578682063</dc:date>
    <meta:editing-duration>PT17M2S</meta:editing-duration>
    <meta:editing-cycles>5</meta:editing-cycles>
    <meta:generator>LibreOffice/6.4.6.2$Linux_X86_64 LibreOffice_project/40$Build-2</meta:generator>
    <meta:document-statistic meta:table-count="1" meta:cell-count="111" meta:object-count="0"/>
  </office:meta>
</office:document-meta>
</file>